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au1" style:family="table">
      <style:table-properties style:width="15.24cm" fo:margin-left="-0.191cm" fo:margin-top="0cm" fo:margin-bottom="0cm" table:align="left" style:writing-mode="lr-tb"/>
    </style:style>
    <style:style style:name="Tableau1.A" style:family="table-column">
      <style:table-column-properties style:column-width="7.62cm"/>
    </style:style>
    <style:style style:name="Tableau1.B" style:family="table-column">
      <style:table-column-properties style:column-width="7.618cm"/>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P1" style:family="paragraph" style:parent-style-name="Heading_20_2">
      <style:paragraph-properties fo:break-before="page"/>
    </style:style>
    <style:style style:name="P2" style:family="paragraph" style:parent-style-name="Standard">
      <style:paragraph-properties fo:orphans="0" fo:widows="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apport du projet Sherlock 13 — Client/Serveur en C avec SDL2</text:h>
      <text:h text:style-name="Heading_20_2" text:outline-level="2">Méthodologie de développement</text:h>
      <text:p text:style-name="Standard">Le projet nous a été fourni avec des fichiers partiellement complétés (sh13.c pour le client et server.c pour le serveur). Nous avons structuré la complétion du code en plusieurs étapes :<text:line-break/>1. Compréhension de la logique du jeu Sherlock 13.<text:line-break/>2. Implémentation du serveur : gestion des connexions TCP, réception des messages et traitement des commandes (C, D, O, S, M, etc.), distribution des cartes et organisation du tour de jeu.<text:line-break/>3. Implémentation du client graphique (SDL2) : interface de jeu avec grille et boutons, réception et décodage des messages du serveur, interaction joueur via SDL2 (clics, affichage des cartes, envoi des commandes).<text:line-break/>Nous avons ensuite procédé à une phase de tests intensifs à 4 joueurs via un script automatisé, suivi d’une correction des comportements de jeu non conformes aux règles officielles.</text:p>
      <text:h text:style-name="Heading_20_2" text:outline-level="2">Fonctionnement global du programme</text:h>
      <text:h text:style-name="Heading_20_3" text:outline-level="3">Serveur (server.c)</text:h>
      <text:p text:style-name="Standard">Le serveur attend des connexions TCP de 4 clients. Une fois les 4 joueurs connectés, il mélange le deck, distribue 3 cartes à chaque joueur et place une carte coupable. Il gère ensuite les requêtes O (demande globale), S (demande ciblée), A (accusation).<text:line-break/>Il utilise des sockets TCP standard (AF_INET, SOCK_STREAM) et envoie les mises à jour de tour via le message M et la structure V.</text:p>
      <text:h text:style-name="Heading_20_3" text:outline-level="3">Client (sh13.c)</text:h>
      <text:p text:style-name="Standard">Le client utilise SDL2 + SDL_ttf pour afficher l’interface graphique du jeu. Chaque client lance un thread TCP (via pthread) pour écouter les messages du serveur en parallèle.<text:line-break/>La synchronisation des données entre le thread TCP et le thread principal se fait via une variable volatile int synchro et un pthread_mutex_t.<text:line-break/>Le client affiche la grille de jeu, les noms des joueurs, les objets, les boutons d'action (poser une question, accuser), et utilise TTF_RenderText_Solid() pour rendre le texte dans les cases.</text:p>
      <text:h text:style-name="Heading_20_2" text:outline-level="2"/>
      <text:h text:style-name="P1" text:outline-level="2">Utilisation des concepts vus en TP</text:h>
      <table:table table:name="Tableau1" table:style-name="Tableau1">
        <table:table-column table:style-name="Tableau1.A"/>
        <table:table-column table:style-name="Tableau1.B"/>
        <table:table-row table:style-name="Tableau1.1">
          <table:table-cell table:style-name="Tableau1.A1" office:value-type="string">
            <text:p text:style-name="P2">Concept</text:p>
          </table:table-cell>
          <table:table-cell table:style-name="Tableau1.A1" office:value-type="string">
            <text:p text:style-name="P2">Utilisation dans le projet</text:p>
          </table:table-cell>
        </table:table-row>
        <table:table-row table:style-name="Tableau1.1">
          <table:table-cell table:style-name="Tableau1.A1" office:value-type="string">
            <text:p text:style-name="P2">Sockets TCP</text:p>
          </table:table-cell>
          <table:table-cell table:style-name="Tableau1.A1" office:value-type="string">
            <text:p text:style-name="P2">Communication entre client et serveur (envoi/réception des commandes).</text:p>
          </table:table-cell>
        </table:table-row>
        <table:table-row table:style-name="Tableau1.1">
          <table:table-cell table:style-name="Tableau1.A1" office:value-type="string">
            <text:p text:style-name="P2">Threads (pthread)</text:p>
          </table:table-cell>
          <table:table-cell table:style-name="Tableau1.A1" office:value-type="string">
            <text:p text:style-name="P2">Le client lance un thread pour écouter en continu les messages TCP.</text:p>
          </table:table-cell>
        </table:table-row>
        <table:table-row table:style-name="Tableau1.1">
          <table:table-cell table:style-name="Tableau1.A1" office:value-type="string">
            <text:p text:style-name="P2">Mutex</text:p>
          </table:table-cell>
          <table:table-cell table:style-name="Tableau1.A1" office:value-type="string">
            <text:p text:style-name="P2">Utilisé pour protéger les accès à gbuffer et aux variables partagées.</text:p>
          </table:table-cell>
        </table:table-row>
        <table:table-row table:style-name="Tableau1.1">
          <table:table-cell table:style-name="Tableau1.A1" office:value-type="string">
            <text:p text:style-name="P2">Gestion de protocole</text:p>
          </table:table-cell>
          <table:table-cell table:style-name="Tableau1.A1" office:value-type="string">
            <text:p text:style-name="P2">Les messages (C, D, O, S, M, V, W) forment un mini-protocole TCP.</text:p>
          </table:table-cell>
        </table:table-row>
      </table:table>
      <text:h text:style-name="Heading_20_2" text:outline-level="2">Spécificités et améliorations implémentées</text:h>
      <text:p text:style-name="Standard">- Le traitement de la commande O (demande sur un objet à tous) a été corrigé pour ne renvoyer que des "oui"/"non".<text:line-break/>- La commande S (demande à un joueur spécifique) renvoie une quantité exacte.<text:line-break/>- Le client utilise une variable isQualitative[i][j] pour différencier visuellement les réponses "oui/non" des quantités.<text:line-break/>- L’affichage visuel s’adapte : "oui", "non" ou nombre (0, 1, 2) selon le contexte.<text:line-break/>- Un script lancer_partie.sh permet de tester rapidement le jeu à 4 clients sur une machine locale.</text:p>
      <text:h text:style-name="Heading_20_2" text:outline-level="2">Pourquoi utiliser la variable synchro dans sh13.c ?</text:h>
      <text:p text:style-name="Standard">La variable volatile int synchro est utilisée pour assurer une synchronisation simple entre le thread réseau et le thread principal SDL. Le thread réseau modifie le buffer gbuffer lorsqu’un message est reçu du serveur et active synchro=1. Dans la boucle principale SDL, on vérifie si synchro==1 pour traiter le message.<text:line-break/>Ce mécanisme évite d’avoir à utiliser une file de messages plus complexe, tout en assurant que les messages ne soient traités qu’une seule fois, au bon moment dans le thread principal graphiq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paragraph-properties fo:margin-top="0cm" fo:margin-bottom="0.353cm" style:contextual-spacing="true"/>
    </style:style>
    <style:style style:name="List_20_Bullet_20_2" style:display-name="List Bullet 2" style:family="paragraph" style:parent-style-name="Standard" style:list-style-name="WWNum2">
      <style:paragraph-properties fo:margin-top="0cm" fo:margin-bottom="0.353cm" style:contextual-spacing="true"/>
    </style:style>
    <style:style style:name="List_20_Bullet_20_3" style:display-name="List Bullet 3" style:family="paragraph" style:parent-style-name="Standard" style:list-style-name="WWNum3">
      <style:paragraph-properties fo:margin-top="0cm" fo:margin-bottom="0.353cm" style:contextual-spacing="true"/>
    </style:style>
    <style:style style:name="List_20_Number" style:display-name="List Number" style:family="paragraph" style:parent-style-name="Standard" style:list-style-name="WWNum5">
      <style:paragraph-properties fo:margin-top="0cm" fo:margin-bottom="0.353cm" style:contextual-spacing="true"/>
    </style:style>
    <style:style style:name="List_20_Number_20_2" style:display-name="List Number 2" style:family="paragraph" style:parent-style-name="Standard" style:list-style-name="WWNum6">
      <style:paragraph-properties fo:margin-top="0cm" fo:margin-bottom="0.353cm" style:contextual-spacing="true"/>
    </style:style>
    <style:style style:name="List_20_Number_20_3" style:display-name="List Number 3" style:family="paragraph" style:parent-style-name="Standard" style:list-style-name="WWNum7">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5-04-20T22:57:26.670158009</dc:date>
    <meta:editing-duration>PT1M24S</meta:editing-duration>
    <meta:generator>LibreOffice/7.3.7.2$Linux_X86_64 LibreOffice_project/30$Build-2</meta:generator>
    <meta:document-statistic meta:table-count="1" meta:image-count="0" meta:object-count="0" meta:page-count="2" meta:paragraph-count="23" meta:word-count="540" meta:character-count="3372" meta:non-whitespace-character-count="2854"/>
    <meta:user-defined meta:name="AppVersion">14.0000</meta:user-defined>
    <meta:template xlink:type="simple" xlink:actuate="onRequest" xlink:title="Normal.dotm" xlink:href=""/>
  </office:meta>
</office:document-meta>
</file>